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T2" style:parent-style-name="Standardstycketeckensnitt" style:family="text">
      <style:text-properties fo:font-size="14pt" style:font-size-asian="14pt" style:font-size-complex="14pt"/>
    </style:style>
    <style:style style:name="T3" style:parent-style-name="Standardstycketeckensnitt" style:family="text">
      <style:text-properties fo:font-weight="bold" style:font-weight-asian="bold"/>
    </style:style>
    <style:style style:name="T4" style:parent-style-name="Standardstycketeckensnitt" style:family="text">
      <style:text-properties fo:font-weight="bold" style:font-weight-asian="bold"/>
    </style:style>
    <style:style style:name="T5" style:parent-style-name="Standardstycketeckensnitt" style:family="text">
      <style:text-properties fo:font-weight="bold" style:font-weight-asian="bold"/>
    </style:style>
    <style:style style:name="T6" style:parent-style-name="Standardstycketeckensnitt" style:family="text">
      <style:text-properties fo:font-weight="bold" style:font-weight-asian="bold"/>
    </style:style>
    <style:style style:name="T7" style:parent-style-name="Standardstycketeckensnitt" style:family="text">
      <style:text-properties fo:font-weight="bold" style:font-weight-asian="bold"/>
    </style:style>
    <style:style style:name="T8" style:parent-style-name="Standardstycketeckensnitt" style:family="text">
      <style:text-properties fo:font-weight="bold" style:font-weight-asian="bold"/>
    </style:style>
    <style:style style:name="T9" style:parent-style-name="Standardstycketeckensnitt" style:family="text">
      <style:text-properties fo:font-weight="bold" style:font-weight-asian="bold"/>
    </style:style>
    <style:style style:name="T10" style:parent-style-name="Standardstycketeckensnitt" style:family="text">
      <style:text-properties fo:font-weight="bold" style:font-weight-asian="bold"/>
    </style:style>
    <style:style style:name="T11" style:parent-style-name="Standardstycketeckensnitt" style:family="text">
      <style:text-properties fo:font-weight="bold" style:font-weight-asian="bold"/>
    </style:style>
    <style:style style:name="T12" style:parent-style-name="Standardstycketeckensnitt" style:family="text">
      <style:text-properties fo:font-weight="bold" style:font-weight-asian="bold"/>
    </style:style>
    <style:style style:name="T13" style:parent-style-name="Standardstycketeckensnitt" style:family="text">
      <style:text-properties fo:font-weight="bold" style:font-weight-asian="bold"/>
    </style:style>
    <style:style style:name="T14" style:parent-style-name="Standardstycketeckensnitt" style:family="text">
      <style:text-properties fo:font-weight="bold" style:font-weight-asian="bold"/>
    </style:style>
    <style:style style:name="T15" style:parent-style-name="Standardstycketeckensnitt" style:family="text">
      <style:text-properties fo:font-weight="bold" style:font-weight-asian="bold"/>
    </style:style>
    <style:style style:name="T16" style:parent-style-name="Standardstycketeckensnitt" style:family="text">
      <style:text-properties fo:font-weight="bold" style:font-weight-asian="bold"/>
    </style:style>
    <style:style style:name="T17" style:parent-style-name="Standardstycketeckensnitt" style:family="text">
      <style:text-properties fo:font-weight="bold" style:font-weight-asian="bold"/>
    </style:style>
    <style:style style:name="T18" style:parent-style-name="Standardstycketeckensnitt" style:family="text">
      <style:text-properties fo:font-weight="bold" style:font-weight-asian="bold"/>
    </style:style>
    <style:style style:name="T19" style:parent-style-name="Standardstycketeckensnitt" style:family="text">
      <style:text-properties fo:font-weight="bold" style:font-weight-asian="bold"/>
    </style:style>
    <style:style style:name="T20" style:parent-style-name="Standardstycketeckensnitt" style:family="text">
      <style:text-properties fo:font-weight="bold" style:font-weight-asian="bold"/>
    </style:style>
    <style:style style:name="T21" style:parent-style-name="Standardstycketeckensnitt" style:family="text">
      <style:text-properties fo:font-weight="bold" style:font-weight-asian="bold"/>
    </style:style>
    <style:style style:name="T22" style:parent-style-name="Standardstycketeckensnitt" style:family="text">
      <style:text-properties fo:font-weight="bold" style:font-weight-asian="bold"/>
    </style:style>
    <style:style style:name="T23" style:parent-style-name="Standardstycketeckensnitt" style:family="text">
      <style:text-properties fo:font-weight="bold" style:font-weight-asian="bold"/>
    </style:style>
    <style:style style:name="T24" style:parent-style-name="Standardstycketeckensnitt" style:family="text">
      <style:text-properties fo:font-weight="bold" style:font-weight-asian="bold"/>
    </style:style>
    <style:style style:name="P25" style:parent-style-name="Standard" style:family="paragraph">
      <style:text-properties fo:language="en" fo:country="US"/>
    </style:style>
    <style:style style:name="P26" style:parent-style-name="Standard" style:family="paragraph">
      <style:text-properties fo:font-weight="bold" style:font-weight-asian="bold"/>
    </style:style>
    <style:style style:name="T27" style:parent-style-name="Standardstycketeckensnitt" style:family="text">
      <style:text-properties fo:font-weight="bold" style:font-weight-asian="bold"/>
    </style:style>
    <style:style style:name="T28" style:parent-style-name="Standardstycketeckensnitt" style:family="text">
      <style:text-properties fo:font-weight="bold" style:font-weight-asian="bold"/>
    </style:style>
    <style:style style:name="T29" style:parent-style-name="Standardstycketeckensnitt" style:family="text">
      <style:text-properties fo:font-weight="bold" style:font-weight-asian="bold"/>
    </style:style>
  </office:automatic-styles>
  <office:body>
    <office:text text:use-soft-page-breaks="true">
      <text:p text:style-name="P1"><text:span text:style-name="T2">Utvärdering av sprint 5</text:span></text:p>
      <text:p text:style-name="Standard"><text:span text:style-name="T3">Mål vi hade den här veckan:</text:span></text:p>
      <text:p text:style-name="Standard"/>
      <text:p text:style-name="Standard"><text:span text:style-name="T4">ID:</text:span><text:s/>UI11</text:p>
      <text:p text:style-name="Standard"><text:span text:style-name="T5">Namn:</text:span><text:s/>Olika bakgrundsbilder till banorna</text:p>
      <text:p text:style-name="Standard"><text:span text:style-name="T6">Beskrivning:<text:s/></text:span>Till samtliga banor skall en bild på respektive planet visas i bakgrunden. Banor som skall inkluderas är följande: Neptunus, Uranus, Saturnus, Jupiter, Mars &amp; Jorden/Tellus.</text:p>
      <text:p text:style-name="Standard"/>
      <text:p text:style-name="Standard"><text:span text:style-name="T7">ID:</text:span><text:s/>UI12</text:p>
      <text:p text:style-name="Standard"><text:span text:style-name="T8">Namn:</text:span><text:s/>Animation/bild till sista bossen</text:p>
      <text:p text:style-name="Standard"><text:span text:style-name="T9">Beskrivning:<text:s/></text:span>En unik bild skall visas som boss/moderskepp.</text:p>
      <text:p text:style-name="Standard"/>
      <text:p text:style-name="Standard"><text:span text:style-name="T10">ID:</text:span><text:s/>FR20</text:p>
      <text:p text:style-name="Standard"><text:span text:style-name="T11">Namn:</text:span><text:s/>Spara highscore på fil</text:p>
      <text:p text:style-name="Standard"><text:span text:style-name="T12">Beskrivning:<text:s/></text:span>Highscore skall sparas på en fil så att man kan stänga av spelet och ändå se de gamla higscoren.</text:p>
      <text:p text:style-name="Standard"/>
      <text:p text:style-name="Standard"><text:span text:style-name="T13">ID:</text:span><text:s/>FR21</text:p>
      <text:p text:style-name="Standard"><text:span text:style-name="T14">Namn:</text:span><text:s/>Spara Options på fil</text:p>
      <text:p text:style-name="Standard"><text:span text:style-name="T15">Beskrivning:<text:s/></text:span>Options skall sparas på en fil så att man kan stänga av spelet och ändå ha kvar de gamla inställningarna.</text:p>
      <text:p text:style-name="Standard"/>
      <text:p text:style-name="Standard"><text:span text:style-name="T16">ID:</text:span><text:s/>UI13</text:p>
      <text:p text:style-name="Standard"><text:span text:style-name="T17">Namn:</text:span><text:s/>Animation till alla fiender när de dör</text:p>
      <text:p text:style-name="Standard"><text:span text:style-name="T18">Beskrivning:<text:s/></text:span>Alla fiender har en liten animation så att det ser ut som att de sprängs när de dör. Minibossen har en speciell, större animation med speciellt ljud.</text:p>
      <text:p text:style-name="Standard"/>
      <text:p text:style-name="Standard"><text:span text:style-name="T19">ID:</text:span><text:s/>FR22</text:p>
      <text:p text:style-name="Standard"><text:span text:style-name="T20">Namn:</text:span><text:s/>Finslipning av banor</text:p>
      <text:p text:style-name="Standard"><text:span text:style-name="T21">Beskrivning:<text:s/></text:span>Balansera banorna så att det blir lagom svårighet och lagom långa banor.</text:p>
      <text:p text:style-name="Standard"/>
      <text:p text:style-name="Standard"><text:span text:style-name="T22">ID:</text:span><text:s/>FR23</text:p>
      <text:p text:style-name="Standard"><text:span text:style-name="T23">Namn:</text:span><text:s/>Backa i programmet</text:p>
      <text:p text:style-name="Standard"><text:span text:style-name="T24">Beskrivning:<text:s/></text:span>Varje screen har en egen bakåtknappfunktion för att röra sig i applikationen.</text:p>
      <text:p text:style-name="Standard">Main Menu – Avslutar spelet</text:p>
      <text:p text:style-name="Standard">Spelarläge – Pausar spelet och går till Main Menu</text:p>
      <text:p text:style-name="P25">Highscore – Main Menu</text:p>
      <text:p text:style-name="Standard">Option -<text:s/>Main Menu<text:s/></text:p>
      <text:p text:style-name="P26"/>
      <text:p text:style-name="Standard"><text:span text:style-name="T27">ID:</text:span><text:s/>FR24</text:p>
      <text:p text:style-name="Standard"><text:span text:style-name="T28">Namn:</text:span><text:s/>Resume knapp i Main Menu</text:p>
      <text:p text:style-name="Standard"><text:span text:style-name="T29">Beskrivning:<text:s/></text:span>Återupptar spelet om något är igång annars visas knappen ej.</text:p>
      <text:p text:style-name="Standard"/>
      <text:p text:style-name="Standard"/>
      <text:p text:style-name="Standard">Utvärdering:</text:p>
      <text:p text:style-name="Standard">Vi har hunnit med allt som vi hade planerat den här veckan. Trots att det bara har varit finslipning och buggfixar har vi fått lägga ner mycket tid. Detta på grund av att vi upptäckte att highscorelistan ej sparades när spelet stängdes av. Vi fick då felsöka en hel del och kom på att sättet vi sparar på var dåligt, vi fick tänka om och fick även göra option sparningen på ett nytt sätt, vilket tog tid.<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widows="0" fo:orphans="0" style:vertical-align="baseline" fo:margin-bottom="0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WW_CharLFO1LVL3" style:family="text">
      <style:text-properties fo:font-weight="normal" style:font-weight-asian="normal" style:font-weight-complex="normal"/>
    </style:style>
    <text:list-style style:name="WWNum6" style:display-name="WWNum6">
      <text:list-level-style-number text:level="1" style:num-suffix="." style:num-format="1">
        <style:list-level-properties/>
      </text:list-level-style-number>
      <text:list-level-style-number text:level="2" style:num-suffix="." style:num-format="1">
        <style:list-level-properties/>
      </text:list-level-style-number>
      <text:list-level-style-number text:level="3" text:style-name="WW_CharLFO1LVL3" style:num-suffix="." style:num-format="1" text:display-levels="3" text:start-value="2">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in</meta:initial-creator>
    <dc:creator>Elin</dc:creator>
    <meta:creation-date>2013-10-21T10:01:00Z</meta:creation-date>
    <dc:date>2013-10-21T11:37:00Z</dc:date>
    <meta:template xlink:href="Normal" xlink:type="simple"/>
    <meta:editing-cycles>1</meta:editing-cycles>
    <meta:editing-duration>PT1080S</meta:editing-duration>
    <meta:document-statistic meta:page-count="1" meta:paragraph-count="3" meta:word-count="290" meta:character-count="1824" meta:row-count="12" meta:non-whitespace-character-count="1537"/>
  </office:meta>
</office:document-meta>
</file>